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205.31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202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7" table:number-rows-spanned="1">
            <text:p>User Interfac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B3]*[.I3]" office:value-type="float" office:value="8.16" calcext:value-type="float">
            <text:p>8.1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B4]*[.I4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3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B5]*[.I5]" office:value-type="float" office:value="5.43" calcext:value-type="float">
            <text:p>5.4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kill switch</text:p>
          </table:table-cell>
          <table:table-cell table:number-columns-repeated="5"/>
          <table:table-cell table:formula="of:=[.B6]*[.I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B7]*[.I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6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 kOhm</text:p>
          </table:table-cell>
          <table:table-cell table:number-columns-repeated="4"/>
          <table:table-cell table:formula="of:=[.B8]*[.I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7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B9]*[.I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B10]*[.I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B11]*[.I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B12]*[.I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 interface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B13]*[.I13]" office:value-type="float" office:value="9.13" calcext:value-type="float">
            <text:p>9.1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F,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3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B14]*[.I14]" office:value-type="float" office:value="3.56" calcext:value-type="float">
            <text:p>3.5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, 2</text:p>
          </table:table-cell>
          <table:table-cell office:value-type="string" calcext:value-type="string">
            <text:p>Headers for connection to PWR board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C ICSP header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7" table:number-rows-spanned="1">
            <text:p>Temperature Feedback</text:p>
          </table:table-cell>
          <table:covered-table-cell table:number-columns-repeated="6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B18]*[.I18]" office:value-type="float" office:value="0.31" calcext:value-type="float">
            <text:p>0.3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B19]*[.I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B20]*[.I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3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B21]*[.I21]" office:value-type="float" office:value="1.02" calcext:value-type="float">
            <text:p>1.0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rminal block for thermocouples</text:p>
          </table:table-cell>
          <table:table-cell office:value-type="string" calcext:value-type="string">
            <text:p>4 connections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Oven Body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22:59:55.409601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1T00:25:32.438138443</dc:date>
    <meta:editing-duration>PT5H46M24S</meta:editing-duration>
    <meta:editing-cycles>18</meta:editing-cycles>
    <meta:generator>LibreOffice/4.4.2.2$Linux_X86_64 LibreOffice_project/40m0$Build-2</meta:generator>
    <meta:document-statistic meta:table-count="1" meta:cell-count="182" meta:object-count="0"/>
  </office:meta>
</office:document-meta>
</file>